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23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9" office:value-type="string" calcext:value-type="string">
            <text:p>Mens. 08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9" office:value-type="string" calcext:value-type="string">
            <text:p>Mens. 09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0-09" calcext:value-type="date">
            <text:p>09/10/2024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9" office:value-type="string" calcext:value-type="string">
            <text:p>Mens. 10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1-12" calcext:value-type="date">
            <text:p>12/11/2024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9" office:value-type="string" calcext:value-type="string">
            <text:p>Mens. 11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9" office:value-type="string" calcext:value-type="string">
            <text:p>Mens. 12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9" office:value-type="string" calcext:value-type="string">
            <text:p>Mens. 0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2-17" calcext:value-type="date">
            <text:p>17/02/2025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9" office:value-type="string" calcext:value-type="string">
            <text:p>Mens. 0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9" office:value-type="string" calcext:value-type="string">
            <text:p>Mens. 03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4-08" calcext:value-type="date">
            <text:p>08/04/2025</text:p>
          </table:table-cell>
          <table:table-cell table:style-name="ce41" table:formula="of:=[.C9]-[.F9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9" office:value-type="string" calcext:value-type="string">
            <text:p>Mens. 04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1" table:formula="of:=[.C10]-[.F10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9" office:value-type="string" calcext:value-type="string">
            <text:p>Mens. 05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6-09" calcext:value-type="date">
            <text:p>09/06/2025</text:p>
          </table:table-cell>
          <table:table-cell table:style-name="ce41" table:formula="of:=[.C11]-[.F11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9" office:value-type="string" calcext:value-type="string">
            <text:p>Mens. 06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7-14" calcext:value-type="date">
            <text:p>14/07/2025</text:p>
          </table:table-cell>
          <table:table-cell table:style-name="ce41" table:formula="of:=[.C12]-[.F1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não</text:p>
          </table:table-cell>
          <table:table-cell table:style-name="ce32" office:value-type="float" office:value="0" calcext:value-type="float">
            <text:p>-</text:p>
          </table:table-cell>
          <table:table-cell table:style-name="ce24"/>
          <table:table-cell table:style-name="ce41" table:formula="of:=[.C13]-[.F13]" office:value-type="float" office:value="850" calcext:value-type="float">
            <text:p>850,00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13])" office:value-type="float" office:value="850" calcext:value-type="float">
            <text:p>850,00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3.421505389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3.4236155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8-01T14:40:13.759647104</dc:date>
    <dc:language>pt-PT</dc:language>
    <meta:editing-cycles>626</meta:editing-cycles>
    <meta:editing-duration>P1DT9H27M23S</meta:editing-duration>
    <meta:print-date>2021-06-25T13:43:09.170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